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1000000000000020000000204B249CA79A42C6D7.png" manifest:media-type="image/png"/>
  <manifest:file-entry manifest:full-path="Pictures/TablePreview1.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subtitle">
      <style:graphic-properties draw:fill-color="#ffffff" fo:min-height="11.342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subtitle">
      <style:graphic-properties draw:fill-color="#ffffff" fo:min-height="12.75cm"/>
    </style:style>
    <style:style style:name="co1" style:family="table-column">
      <style:table-column-properties style:column-width="12.75cm" style:use-optimal-column-width="false"/>
    </style:style>
    <style:style style:name="co2" style:family="table-column">
      <style:table-column-properties style:column-width="6.375cm" style:use-optimal-column-width="false"/>
    </style:style>
    <style:style style:name="co3" style:family="table-column">
      <style:table-column-properties style:column-width="7.763cm" style:use-optimal-column-width="false"/>
    </style:style>
    <style:style style:name="co4" style:family="table-column">
      <style:table-column-properties style:column-width="4.987cm" style:use-optimal-column-width="false"/>
    </style:style>
    <style:style style:name="ro1" style:family="table-row">
      <style:table-row-properties style:row-height="0.771cm"/>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style:paragraph-properties fo:text-align="center"/>
    </style:style>
    <style:style style:name="P2" style:family="paragraph">
      <loext:graphic-properties draw:fill-color="#ffffff"/>
      <style:paragraph-properties fo:text-align="center"/>
      <style:text-properties fo:font-weight="bold" style:font-weight-asian="bold" style:font-weight-complex="bold"/>
    </style:style>
    <style:style style:name="P3" style:family="paragraph">
      <loext:graphic-properties draw:fill-color="#ffffff"/>
      <style:text-properties style:font-size-asian="18pt"/>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paragraph-properties fo:text-align="center"/>
      <style:text-properties fo:font-weight="bold" style:font-weight-asian="bold" style:font-weight-complex="bold"/>
    </style:style>
    <style:style style:name="T1" style:family="text">
      <style:text-properties fo:font-size="32pt" fo:font-weight="bold" style:font-size-asian="28pt" style:font-weight-asian="bold" style:font-size-complex="48pt" style:font-weight-complex="bold"/>
    </style:style>
    <style:style style:name="T2" style:family="text">
      <style:text-properties fo:font-size="24pt" fo:font-style="italic" fo:font-weight="normal" style:font-size-asian="22pt" style:font-style-asian="italic" style:font-weight-asian="normal" style:font-size-complex="36pt"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font-name="DejaVu Sans Mono"/>
    </style:style>
    <text:list-style style:name="L1">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fo:color="#000000" fo:font-size="45%"/>
      </text:list-level-style-bullet>
      <text:list-level-style-bullet text:level="2" text:bullet-char="•">
        <style:list-level-properties text:space-before="0.8cm"/>
        <style:text-properties fo:font-family="OpenSymbol" style:font-charset="x-symbol" fo:color="#000000" fo:font-size="75%"/>
      </text:list-level-style-bullet>
      <text:list-level-style-bullet text:level="3" text:bullet-char="•">
        <style:list-level-properties text:space-before="1.6cm"/>
        <style:text-properties fo:font-family="OpenSymbol" style:font-charset="x-symbol" fo:color="#000000" fo:font-size="45%"/>
      </text:list-level-style-bullet>
      <text:list-level-style-bullet text:level="4" text:bullet-char="•">
        <style:list-level-properties text:space-before="2.4cm"/>
        <style:text-properties fo:font-family="OpenSymbol" style:font-charset="x-symbol" fo:color="#000000" fo:font-size="75%"/>
      </text:list-level-style-bullet>
      <text:list-level-style-bullet text:level="5" text:bullet-char="•">
        <style:list-level-properties text:space-before="3.2cm"/>
        <style:text-properties fo:font-family="OpenSymbol" style:font-charset="x-symbol" fo:color="#000000" fo:font-size="45%"/>
      </text:list-level-style-bullet>
      <text:list-level-style-bullet text:level="6" text:bullet-char="•">
        <style:list-level-properties text:space-before="4cm"/>
        <style:text-properties fo:font-family="OpenSymbol" style:font-charset="x-symbol" fo:color="#000000" fo:font-size="45%"/>
      </text:list-level-style-bullet>
      <text:list-level-style-bullet text:level="7" text:bullet-char="•">
        <style:list-level-properties text:space-before="4.8cm"/>
        <style:text-properties fo:font-family="OpenSymbol" style:font-charset="x-symbol" fo:color="#000000" fo:font-size="45%"/>
      </text:list-level-style-bullet>
      <text:list-level-style-bullet text:level="8" text:bullet-char="•">
        <style:list-level-properties text:space-before="5.6cm"/>
        <style:text-properties fo:font-family="OpenSymbol" style:font-charset="x-symbol" fo:color="#000000" fo:font-size="45%"/>
      </text:list-level-style-bullet>
      <text:list-level-style-bullet text:level="9" text:bullet-char="•">
        <style:list-level-properties text:space-before="6.4cm"/>
        <style:text-properties fo:font-family="OpenSymbol" style:font-charset="x-symbol" fo:color="#000000" fo:font-size="45%"/>
      </text:list-level-style-bullet>
      <text:list-level-style-bullet text:level="10" text:bullet-char="•">
        <style:list-level-properties text:space-before="7.2cm"/>
        <style:text-properties fo:font-family="OpenSymbol" style:font-charset="x-symbol" fo:color="#000000"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32" presentation:use-date-time-name="dtd1">
        <office:forms form:automatic-focus="false" form:apply-design-mode="false"/>
        <draw:frame presentation:style-name="pr1" draw:text-style-name="P2" draw:layer="layout" svg:width="26cm" svg:height="1.504cm" svg:x="1cm" svg:y="9.25cm" presentation:class="subtitle" presentation:user-transformed="true">
          <draw:text-box>
            <text:p text:style-name="P1"><text:span text:style-name="T1">GDB Tutorial : </text:span><text:span text:style-name="T2">A trip down memory lane</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Invoking GDB</text:p>
          </draw:text-box>
        </draw:frame>
        <draw:frame presentation:style-name="pr4" draw:layer="layout" svg:width="25.5cm" svg:height="13cm" svg:x="1cm" svg:y="5.5cm" presentation:class="outline">
          <draw:text-box>
            <text:list text:style-name="L3">
              <text:list-header>
                <text:p><text:span text:style-name="T3">gdb program</text:span></text:p>
              </text:list-header>
            </text:list>
            <text:list text:style-name="L4">
              <text:list-item>
                <text:list>
                  <text:list-item>
                    <text:p><text:span text:style-name="T4">The basic form, loads program and waits for your commands</text:span></text:p>
                  </text:list-item>
                </text:list>
              </text:list-item>
            </text:list>
            <text:list text:style-name="L5">
              <text:list-item>
                <text:p>gdb <text:span text:style-name="T3">program core</text:span></text:p>
                <text:list>
                  <text:list-item>
                    <text:p><text:span text:style-name="T4">Loads program and the associated core file</text:span></text:p>
                  </text:list-item>
                </text:list>
              </text:list-item>
              <text:list-item>
                <text:p><text:span text:style-name="T3">gdb program </text:span><text:span text:style-name="T4">-p</text:span><text:span text:style-name="T3"> pid</text:span></text:p>
                <text:list>
                  <text:list-item>
                    <text:p><text:span text:style-name="T4">Loads program and attempts to attach to the currently </text:span><text:span text:style-name="T4">executing program with a PID of </text:span><text:span text:style-name="T3">pid</text:span></text:p>
                  </text:list-item>
                  <text:list-item>
                    <text:p><text:span text:style-name="T4">One can find the pid of a running process via</text:span></text:p>
                    <text:list>
                      <text:list-item>
                        <text:p><text:span text:style-name="T4">pgrep -l </text:span><text:span text:style-name="T3">program_name</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Exiting GDB</text:p>
          </draw:text-box>
        </draw:frame>
        <draw:frame presentation:style-name="pr4" draw:layer="layout" svg:width="25.5cm" svg:height="13cm" svg:x="1cm" svg:y="5.5cm" presentation:class="outline" presentation:user-transformed="true">
          <draw:text-box>
            <text:list text:style-name="L5">
              <text:list-item>
                <text:p>quit</text:p>
                <text:list>
                  <text:list-item>
                    <text:p>If attached to a target, unattaches from the process then exits</text:p>
                  </text:list-item>
                  <text:list-item>
                    <text:p>If running a target, kills the target then exists</text:p>
                  </text:list-item>
                </text:list>
              </text:list-item>
              <text:list-item>
                <text:p><text:span text:style-name="T4">kill</text:span></text:p>
                <text:list>
                  <text:list-item>
                    <text:p><text:span text:style-name="T4">Kills the running target</text:span></text:p>
                  </text:list-item>
                </text:list>
              </text:list-item>
              <text:list-item>
                <text:p><text:span text:style-name="T4">signal </text:span><text:span text:style-name="T3">number</text:span></text:p>
                <text:list>
                  <text:list-item>
                    <text:p><text:span text:style-name="T4">Sends the specified signal to the target being debugged</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Invoking the Target</text:p>
          </draw:text-box>
        </draw:frame>
        <draw:frame presentation:style-name="pr4" draw:layer="layout" svg:width="25.5cm" svg:height="13cm" svg:x="1cm" svg:y="5.5cm" presentation:class="outline" presentation:user-transformed="true">
          <draw:text-box>
            <text:list text:style-name="L5">
              <text:list-header>
                <text:p>Pro Tip: You can substitute r for run!</text:p>
              </text:list-header>
              <text:list-item>
                <text:p>run</text:p>
                <text:list>
                  <text:list-item>
                    <text:p>Begins the execution of the target</text:p>
                  </text:list-item>
                </text:list>
              </text:list-item>
              <text:list-item>
                <text:p>run <text:span text:style-name="T3">argument1 argument2 ...</text:span></text:p>
                <text:list>
                  <text:list-item>
                    <text:p><text:span text:style-name="T4">Begins the execution of the target with the arguments</text:span></text:p>
                  </text:list-item>
                </text:list>
              </text:list-item>
              <text:list-item>
                <text:p><text:span text:style-name="T4">start</text:span></text:p>
                <text:list>
                  <text:list-item>
                    <text:p><text:span text:style-name="T4">Inserts a temporary breakpoint at the beginning of the main </text:span><text:span text:style-name="T4">procedure then runs the target</text:span></text:p>
                  </text:list-item>
                </text:list>
              </text:list-item>
              <text:list-item>
                <text:p><text:span text:style-name="T4">start </text:span><text:span text:style-name="T3">argument1 argument2 …</text:span></text:p>
                <text:list>
                  <text:list-item>
                    <text:p><text:span text:style-name="T4">Inserts a temporary breakpoint at the beginning of the main </text:span><text:span text:style-name="T4">procedure then runs the target with the argument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Managing the Target</text:p>
          </draw:text-box>
        </draw:frame>
        <draw:frame presentation:style-name="pr4" draw:layer="layout" svg:width="25.5cm" svg:height="13cm" svg:x="1cm" svg:y="5.5cm" presentation:class="outline" presentation:user-transformed="true">
          <draw:text-box>
            <text:list text:style-name="L5">
              <text:list-item>
                <text:p>info program</text:p>
                <text:list>
                  <text:list-item>
                    <text:p>Displays miscellaneous information about the execution state of the target</text:p>
                  </text:list-item>
                </text:list>
              </text:list-item>
              <text:list-item>
                <text:p>info variables</text:p>
                <text:list>
                  <text:list-item>
                    <text:p>Displays a list of all global variables and their locations</text:p>
                  </text:list-item>
                  <text:list-item>
                    <text:p>Note that this can take quite a while on a large program</text:p>
                  </text:list-item>
                </text:list>
              </text:list-item>
              <text:list-item>
                <text:p>info shared</text:p>
                <text:list>
                  <text:list-item>
                    <text:p>Displays a list of all shared object files that have been loaded into process memory and the address spaces onto which they are mapped</text:p>
                  </text:list-item>
                </text:list>
              </text:list-item>
              <text:list-item>
                <text:p>info threads</text:p>
                <text:list>
                  <text:list-item>
                    <text:p>Displays a table of currently executing threads</text:p>
                  </text:list-item>
                </text:list>
              </text:list-item>
              <text:list-item>
                <text:p>info registers</text:p>
                <text:list>
                  <text:list-item>
                    <text:p>Displays the contents of certain registers</text:p>
                  </text:list-item>
                </text:list>
              </text:list-item>
              <text:list-item>
                <text:p>info source</text:p>
                <text:list>
                  <text:list-item>
                    <text:p>Displays information about the source files used in the current target</text:p>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Setting Breakpoints 1</text:p>
          </draw:text-box>
        </draw:frame>
        <draw:frame presentation:style-name="pr4" draw:layer="layout" svg:width="25.5cm" svg:height="13cm" svg:x="1cm" svg:y="5.5cm" presentation:class="outline">
          <draw:text-box>
            <text:list text:style-name="L3">
              <text:list-item>
                <text:p>A breakpoint makes the program stop whenever a certain point in the program is reached</text:p>
              </text:list-item>
              <text:list-item>
                <text:p>Pro Tip: You can substitute b for break!</text:p>
              </text:list-item>
            </text:list>
            <text:list text:style-name="L2">
              <text:list-item>
                <text:p>break</text:p>
                <text:list>
                  <text:list-item>
                    <text:p>Inserts a breakpoint at the current point of execution</text:p>
                  </text:list-item>
                </text:list>
              </text:list-item>
              <text:list-item>
                <text:p>break location</text:p>
                <text:list>
                  <text:list-item>
                    <text:p>Inserts a breakpoint at the specified location</text:p>
                  </text:list-item>
                  <text:list-item>
                    <text:p>Note that location can be specified in several ways, most importantly using function names or filename:line</text:p>
                    <text:list>
                      <text:list-item>
                        <text:p>break main</text:p>
                        <text:list>
                          <text:list-item>
                            <text:p>Sets a breakpoint at the beginning of the main function</text:p>
                          </text:list-item>
                        </text:list>
                      </text:list-item>
                      <text:list-item>
                        <text:p>break main.c:100</text:p>
                        <text:list>
                          <text:list-item>
                            <text:p>Sets a breakpoint at line 100 in the main.c file (or as close as it can get)</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Setting Breakpoints 2</text:p>
          </draw:text-box>
        </draw:frame>
        <draw:frame presentation:style-name="pr4" draw:layer="layout" svg:width="25.5cm" svg:height="13cm" svg:x="1cm" svg:y="5.5cm" presentation:class="outline">
          <draw:text-box>
            <text:list text:style-name="L5">
              <text:list-item>
                <text:p>break location if <text:span text:style-name="T3">condition</text:span></text:p>
                <text:list>
                  <text:list-item>
                    <text:p>Inserts a breakpoint at the specified location but the breakpoint only triggers when the specified condition is met</text:p>
                  </text:list-item>
                </text:list>
              </text:list-item>
              <text:list-item>
                <text:p>tbreak</text:p>
              </text:list-item>
            </text:list>
            <text:list text:style-name="L2">
              <text:list-item>
                <text:list>
                  <text:list-item>
                    <text:p>Can be used in all the same ways as break but the breakpoint inserted is temporary and will be removed after it is hit</text:p>
                  </text:list-item>
                  <text:list-item>
                    <text:p>Useful for creating temporary breakpoints</text:p>
                  </text:list-item>
                </text:list>
              </text:list-item>
              <text:list-item>
                <text:p>rbreak <text:span text:style-name="T3">regex</text:span></text:p>
                <text:list>
                  <text:list-item>
                    <text:p>Sets a breakpoint at all locations matching the given regex expressio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Managing Breakpoints</text:p>
          </draw:text-box>
        </draw:frame>
        <draw:frame presentation:style-name="pr4" draw:layer="layout" svg:width="25.5cm" svg:height="13cm" svg:x="1cm" svg:y="5.5cm" presentation:class="outline">
          <draw:text-box>
            <text:list text:style-name="L5">
              <text:list-item>
                <text:p>info break</text:p>
                <text:list>
                  <text:list-item>
                    <text:p>Displays a list of breakpoints indicating among other things their locations, conditions, and enabled state</text:p>
                  </text:list-item>
                </text:list>
              </text:list-item>
              <text:list-item>
                <text:p>disable/enable</text:p>
              </text:list-item>
            </text:list>
            <text:list text:style-name="L2">
              <text:list-item>
                <text:list>
                  <text:list-item>
                    <text:p>Disables/enables the current breakpoint</text:p>
                  </text:list-item>
                </text:list>
              </text:list-item>
              <text:list-item>
                <text:p>disable/enable <text:span text:style-name="T3">n</text:span></text:p>
                <text:list>
                  <text:list-item>
                    <text:p>Disables/enables the breakpoint numbered n</text:p>
                  </text:list-item>
                </text:list>
              </text:list-item>
              <text:list-item>
                <text:p>clear</text:p>
                <text:list>
                  <text:list-item>
                    <text:p>Deletes any breakpoint at the next instruction to be executed in the selected stack frame</text:p>
                  </text:list-item>
                </text:list>
              </text:list-item>
              <text:list-item>
                <text:p>clear <text:span text:style-name="T3">location</text:span></text:p>
                <text:list>
                  <text:list-item>
                    <text:p>Deletes any breakpoints at a given location</text:p>
                  </text:list-item>
                </text:list>
              </text:list-item>
              <text:list-item>
                <text:p>delete <text:span text:style-name="T3">n</text:span></text:p>
                <text:list>
                  <text:list-item>
                    <text:p>Deletes the breakpoint numbered n</text:p>
                  </text:list-item>
                </text:list>
              </text:list-item>
              <text:list-item>
                <text:p>continue</text:p>
                <text:list>
                  <text:list-item>
                    <text:p>Resumes execution of the target</text:p>
                  </text:list-item>
                </text:list>
              </text:list-item>
              <text:list-item>
                <text:p>skip <text:span text:style-name="T3">n</text:span></text:p>
                <text:list>
                  <text:list-item>
                    <text:p><text:span text:style-name="T4">Skips the next n (default to 1) crossings of the breakpoint</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Watchpoints</text:p>
          </draw:text-box>
        </draw:frame>
        <draw:frame presentation:style-name="pr4" draw:layer="layout" svg:width="25.5cm" svg:height="13cm" svg:x="1cm" svg:y="5.5cm" presentation:class="outline" presentation:user-transformed="true">
          <draw:text-box>
            <text:list text:style-name="L4">
              <text:list-header>
                <text:p>Watchpoints cause execution to stop when the value of a given expression changes.</text:p>
              </text:list-header>
              <text:list-item>
                <text:p>watch <text:span text:style-name="T3">expression</text:span></text:p>
                <text:list>
                  <text:list-item>
                    <text:p><text:span text:style-name="T4">Sets a watchpoint for when the value of an expression is </text:span><text:span text:style-name="T4">written into by the target</text:span></text:p>
                  </text:list-item>
                </text:list>
              </text:list-item>
              <text:list-item>
                <text:p>rwatch <text:span text:style-name="T3">expression</text:span></text:p>
                <text:list>
                  <text:list-item>
                    <text:p><text:span text:style-name="T4">Sets a watchpoint for when the target reads the value of an </text:span><text:span text:style-name="T4">expression</text:span></text:p>
                  </text:list-item>
                </text:list>
              </text:list-item>
              <text:list-item>
                <text:p><text:span text:style-name="T4">awatch</text:span></text:p>
                <text:list>
                  <text:list-item>
                    <text:p><text:span text:style-name="T4">Sets a watchpoint when the target reads or writes the value of </text:span><text:span text:style-name="T4">an expression</text:span></text:p>
                  </text:list-item>
                </text:list>
              </text:list-item>
              <text:list-item>
                <text:p><text:span text:style-name="T4">info watch</text:span></text:p>
                <text:list>
                  <text:list-item>
                    <text:p><text:span text:style-name="T4">Displays a table of the current watchpoints including location </text:span><text:span text:style-name="T4">and status</text:span></text:p>
                  </text:list-item>
                </text:list>
              </text:list-item>
              <text:list-item>
                <text:p><text:span text:style-name="T4">Watchpoints can be enabled/disabled/cleared </text:span><text:span text:style-name="T4">like breakpoints</text:span></text:p>
              </text:list-item>
              <text:list-item>
                <text:p><text:span text:style-name="T4">Pro Tip</text:span></text:p>
                <text:list>
                  <text:list-item>
                    <text:p><text:span text:style-name="T4">You can create a watch point at a given address (assuming you </text:span><text:span text:style-name="T4">know the type) as follows</text:span></text:p>
                    <text:list>
                      <text:list-item>
                        <text:p><text:span text:style-name="T4">watch/awatch/rwatch *(int*)0xbaadf00d</text:span></text:p>
                      </text:list-item>
                    </text:list>
                  </text:list-item>
                </text:list>
              </text:list-item>
            </text:list>
            <text:list text:style-name="L5">
              <text:list-header>
                <text:p><text:span text:style-name="T4"/></text:p>
                <text:list>
                  <text:list-header>
                    <text:p><text:span text:style-name="T4"/></text:p>
                  </text:list-header>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Catchpoints</text:p>
          </draw:text-box>
        </draw:frame>
        <draw:frame presentation:style-name="pr4" draw:layer="layout" svg:width="25.5cm" svg:height="13cm" svg:x="1cm" svg:y="5.5cm" presentation:class="outline" presentation:user-transformed="true">
          <draw:text-box>
            <text:list text:style-name="L4">
              <text:list-header>
                <text:p>Catchpoints cause the debugger to stop the target when certain program events occur</text:p>
              </text:list-header>
              <text:list-item>
                <text:p>catch <text:span text:style-name="T3">event</text:span></text:p>
                <text:list>
                  <text:list-item>
                    <text:p><text:span text:style-name="T4">The type of event can vary depending on the code type (C++ </text:span><text:span text:style-name="T4">vs ADA)</text:span></text:p>
                    <text:list>
                      <text:list-item>
                        <text:p><text:span text:style-name="T4">throw </text:span><text:span text:style-name="T3">regex</text:span><text:span text:style-name="T4"> - When a c++ exception is thrown</text:span></text:p>
                      </text:list-item>
                      <text:list-item>
                        <text:p><text:span text:style-name="T4">rethrow </text:span><text:span text:style-name="T3">regex</text:span><text:span text:style-name="T4"> - When a c++ exception is rethrown</text:span></text:p>
                      </text:list-item>
                      <text:list-item>
                        <text:p><text:span text:style-name="T4">Catch </text:span><text:span text:style-name="T3">regex</text:span><text:span text:style-name="T4"> - When a c++ exception is caught</text:span></text:p>
                      </text:list-item>
                      <text:list-item>
                        <text:p><text:span text:style-name="T4">Exception </text:span><text:span text:style-name="T3">name</text:span><text:span text:style-name="T4"> - When an ADA exception occurs</text:span></text:p>
                      </text:list-item>
                      <text:list-item>
                        <text:p><text:span text:style-name="T4">exception unhandled - an unhandled ADA assertion</text:span></text:p>
                      </text:list-item>
                      <text:list-item>
                        <text:p><text:span text:style-name="T4">assert - a failed ADA assertion</text:span></text:p>
                      </text:list-item>
                      <text:list-item>
                        <text:p><text:span text:style-name="T4">Exec - a call to exec</text:span></text:p>
                      </text:list-item>
                      <text:list-item>
                        <text:p><text:span text:style-name="T4">syscall </text:span><text:span text:style-name="T3">name</text:span><text:span text:style-name="T4"> - a particular syscall</text:span></text:p>
                      </text:list-item>
                      <text:list-item>
                        <text:p><text:span text:style-name="T4">fork/vfork - fork or vfork are called</text:span></text:p>
                      </text:list-item>
                      <text:list-item>
                        <text:p><text:span text:style-name="T4">load/unload </text:span><text:span text:style-name="T3">regex</text:span></text:p>
                      </text:list-item>
                      <text:list-item>
                        <text:p><text:span text:style-name="T4">signal </text:span><text:span text:style-name="T5">signal</text:span></text:p>
                      </text:list-item>
                    </text:list>
                  </text:list-item>
                </text:list>
              </text:list-item>
              <text:list-item>
                <text:p><text:span text:style-name="T4">info break</text:span></text:p>
                <text:list>
                  <text:list-item>
                    <text:p><text:span text:style-name="T4">Displays a table of the current catchpoints</text:span></text:p>
                  </text:list-item>
                </text:list>
              </text:list-item>
              <text:list-item>
                <text:p><text:span text:style-name="T4">Catchpoints can be </text:span><text:span text:style-name="T4">disabled/enabled/cleared/deleted like </text:span><text:span text:style-name="T4">breakpoints</text:span></text:p>
              </text:list-item>
            </text:list>
            <text:list text:style-name="L5">
              <text:list-header>
                <text:p><text:span text:style-name="T4"/></text:p>
                <text:list>
                  <text:list-header>
                    <text:p><text:span text:style-name="T4"/></text:p>
                  </text:list-header>
                </text:list>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Stack Frames</text:p>
          </draw:text-box>
        </draw:frame>
        <draw:frame presentation:style-name="pr4" draw:layer="layout" svg:width="25.5cm" svg:height="13cm" svg:x="1cm" svg:y="5.5cm" presentation:class="outline">
          <draw:text-box>
            <text:list text:style-name="L5">
              <text:list-item>
                <text:p>bt</text:p>
                <text:list>
                  <text:list-item>
                    <text:p>Displays the current function stack for the current thread</text:p>
                  </text:list-item>
                  <text:list-item>
                    <text:p>Optionally you can specify bt full and it will show the arguments and local functions in the current frame</text:p>
                  </text:list-item>
                </text:list>
              </text:list-item>
              <text:list-item>
                <text:p>where</text:p>
                <text:list>
                  <text:list-item>
                    <text:p>Displays information about the currently selected stack frame</text:p>
                  </text:list-item>
                </text:list>
              </text:list-item>
              <text:list-item>
                <text:p>info locals</text:p>
              </text:list-item>
            </text:list>
            <text:list text:style-name="L2">
              <text:list-item>
                <text:list>
                  <text:list-item>
                    <text:p>Displays the variables that are local to the current stack frame</text:p>
                  </text:list-item>
                </text:list>
              </text:list-item>
              <text:list-item>
                <text:p>frame <text:span text:style-name="T3">number</text:span></text:p>
                <text:list>
                  <text:list-item>
                    <text:p>Changes the current stack frame to the frame number indicated</text:p>
                  </text:list-item>
                </text:list>
              </text:list-item>
              <text:list-item>
                <text:p>up/down</text:p>
                <text:list>
                  <text:list-item>
                    <text:p>Moves up/down a single frame in the current stack</text:p>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Stepping 1</text:p>
          </draw:text-box>
        </draw:frame>
        <draw:frame presentation:style-name="pr4" draw:layer="layout" svg:width="25.5cm" svg:height="13cm" svg:x="1cm" svg:y="5.5cm" presentation:class="outline">
          <draw:text-box>
            <text:list text:style-name="L5">
              <text:list-item>
                <text:p>finish</text:p>
              </text:list-item>
            </text:list>
            <text:list text:style-name="L2">
              <text:list-item>
                <text:list>
                  <text:list-item>
                    <text:p>Resume execution of the target until it hits the end of the current stack frame</text:p>
                  </text:list-item>
                </text:list>
              </text:list-item>
              <text:list-item>
                <text:p>step or s</text:p>
                <text:list>
                  <text:list-item>
                    <text:p>Steps to the next source line</text:p>
                  </text:list-item>
                  <text:list-item>
                    <text:p>Think of this like the visual studio function step in</text:p>
                  </text:list-item>
                </text:list>
              </text:list-item>
              <text:list-item>
                <text:p>next or n</text:p>
                <text:list>
                  <text:list-item>
                    <text:p>Steps to the next line of execution in the current stack frame</text:p>
                  </text:list-item>
                  <text:list-item>
                    <text:p>Think of this like the visual studio function step over</text:p>
                  </text:list-item>
                </text:list>
              </text:list-item>
              <text:list-item>
                <text:p>until <text:span text:style-name="T3">location</text:span></text:p>
                <text:list>
                  <text:list-item>
                    <text:p>Continues until execution reaches the specified location or the current stack frame is exited</text:p>
                  </text:list-item>
                </text:list>
              </text:list-item>
              <text:list-item>
                <text:p>stepi/nexti</text:p>
                <text:list>
                  <text:list-item>
                    <text:p>Similar functionality to step and next but limited to machine instructions instead of source lines</text:p>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Stepping 2</text:p>
          </draw:text-box>
        </draw:frame>
        <draw:frame presentation:style-name="pr4" draw:layer="layout" svg:width="25.5cm" svg:height="13cm" svg:x="1cm" svg:y="5.5cm" presentation:class="outline">
          <draw:text-box>
            <text:list text:style-name="L5">
              <text:list-item>
                <text:p>skip <text:span text:style-name="T3">opts</text:span></text:p>
                <text:list>
                  <text:list-item>
                    <text:p>Prevent the stepping into certain functions</text:p>
                  </text:list-item>
                  <text:list-item>
                    <text:p>The value of opts can be found via help skip</text:p>
                  </text:list-item>
                </text:list>
              </text:list-item>
              <text:list-item>
                <text:p>skip function <text:span text:style-name="T3">linespec</text:span><text:span text:style-name="T4"> </text:span></text:p>
                <text:list>
                  <text:list-item>
                    <text:p><text:span text:style-name="T4">Prevents stepping into the function specified</text:span></text:p>
                  </text:list-item>
                </text:list>
              </text:list-item>
              <text:list-item>
                <text:p><text:span text:style-name="T4">skip file </text:span><text:span text:style-name="T3">filename</text:span><text:span text:style-name="T4"> </text:span></text:p>
                <text:list>
                  <text:list-item>
                    <text:p><text:span text:style-name="T4">Prevents stepping into any function in the file specified</text:span></text:p>
                  </text:list-item>
                </text:list>
              </text:list-item>
              <text:list-item>
                <text:p><text:span text:style-name="T4">info skip</text:span></text:p>
                <text:list>
                  <text:list-item>
                    <text:p><text:span text:style-name="T4">Lists the active skips</text:span></text:p>
                  </text:list-item>
                </text:list>
              </text:list-item>
              <text:list-item>
                <text:p><text:span text:style-name="T4">skip delete/enable/disable</text:span></text:p>
                <text:list>
                  <text:list-item>
                    <text:p><text:span text:style-name="T4">These work very similarly to breakpoints</text:span></text:p>
                    <text:p><text:span text:style-name="T4"/></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Examining Source</text:p>
          </draw:text-box>
        </draw:frame>
        <draw:frame presentation:style-name="pr4" draw:layer="layout" svg:width="25.5cm" svg:height="13cm" svg:x="1cm" svg:y="5.5cm" presentation:class="outline">
          <draw:text-box>
            <text:list text:style-name="L5">
              <text:list-item>
                <text:p>list <text:span text:style-name="T3">linenum</text:span></text:p>
                <text:list>
                  <text:list-item>
                    <text:p>Print lines centered around linenum in the current file, defaults to the current line number</text:p>
                  </text:list-item>
                </text:list>
              </text:list-item>
              <text:list-item>
                <text:p>list <text:span text:style-name="T3">function</text:span></text:p>
                <text:list>
                  <text:list-item>
                    <text:p><text:span text:style-name="T4">Print lines centered around the beginning of the function</text:span></text:p>
                  </text:list-item>
                </text:list>
              </text:list-item>
              <text:list-item>
                <text:p>list</text:p>
                <text:list>
                  <text:list-item>
                    <text:p><text:span text:style-name="T4">If the last lines were printed with a list command, it prints more </text:span><text:span text:style-name="T4">lines</text:span></text:p>
                  </text:list-item>
                </text:list>
              </text:list-item>
              <text:list-item>
                <text:p><text:span text:style-name="T4">list-</text:span></text:p>
                <text:list>
                  <text:list-item>
                    <text:p><text:span text:style-name="T4">Prints lines before the lines previously listed</text:span></text:p>
                  </text:list-item>
                </text:list>
              </text:list-item>
              <text:list-item>
                <text:p><text:span text:style-name="T4">set listsize count</text:span></text:p>
                <text:list>
                  <text:list-item>
                    <text:p><text:span text:style-name="T4">Sets the default number of lines to list</text:span></text:p>
                  </text:list-item>
                </text:list>
                <text:p><text:span text:style-name="T4"/></text:p>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Working with Symbols</text:p>
          </draw:text-box>
        </draw:frame>
        <draw:frame presentation:style-name="pr4" draw:layer="layout" svg:width="25.5cm" svg:height="13cm" svg:x="1cm" svg:y="5.5cm" presentation:class="outline">
          <draw:text-box>
            <text:list text:style-name="L5">
              <text:list-item>
                <text:p>info symbol <text:span text:style-name="T3">symbol</text:span></text:p>
                <text:list>
                  <text:list-item>
                    <text:p>Displays some high level information about a symbol</text:p>
                  </text:list-item>
                </text:list>
              </text:list-item>
              <text:list-item>
                <text:p>whatis <text:span text:style-name="T6">symbol</text:span></text:p>
                <text:list>
                  <text:list-item>
                    <text:p>Displays the type of the symbol but does not unroll typedefs</text:p>
                  </text:list-item>
                </text:list>
              </text:list-item>
              <text:list-item>
                <text:p>ptype <text:span text:style-name="T3">symbol</text:span></text:p>
                <text:list>
                  <text:list-item>
                    <text:p>Displays the type of the symbol and unrolls typedefs to bare types</text:p>
                  </text:list-item>
                </text:list>
              </text:list-item>
              <text:list-item>
                <text:p>info macro <text:span text:style-name="T3">macro</text:span></text:p>
                <text:list>
                  <text:list-item>
                    <text:p>Displays the definition of a given macro</text:p>
                  </text:list-item>
                </text:list>
              </text:list-item>
              <text:list-item>
                <text:p>set <text:span text:style-name="T3">variable</text:span> = <text:span text:style-name="T3">expression</text:span></text:p>
                <text:list>
                  <text:list-item>
                    <text:p><text:span text:style-name="T4">Changes the value of a variable to equal the value of an </text:span><text:span text:style-name="T4">expression (which can include the results of function calls)</text:span></text:p>
                  </text:list-item>
                </text:list>
              </text:list-item>
              <text:list-item>
                <text:p><text:span text:style-name="T4">p </text:span><text:span text:style-name="T3">expression</text:span><text:span text:style-name="T4"> </text:span></text:p>
                <text:list>
                  <text:list-item>
                    <text:p><text:span text:style-name="T4">Displays the current value of a given expression, usually a </text:span><text:span text:style-name="T4">symbol name</text:span></text:p>
                    <text:p><text:span text:style-name="T4"/></text:p>
                  </text:list-item>
                </text:list>
                <text:p><text:span text:style-name="T4"/></text:p>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Displaying Expressions</text:p>
          </draw:text-box>
        </draw:frame>
        <draw:frame presentation:style-name="pr4" draw:layer="layout" svg:width="25.5cm" svg:height="13cm" svg:x="1cm" svg:y="5.5cm" presentation:class="outline">
          <draw:text-box>
            <text:list text:style-name="L4">
              <text:list-item>
                <text:p><text:span text:style-name="T4">display </text:span><text:span text:style-name="T3">expression</text:span></text:p>
                <text:list>
                  <text:list-item>
                    <text:p><text:span text:style-name="T4">Causes the value of an expression (usually a variable name) to </text:span><text:span text:style-name="T4">be displayed on each execution step</text:span></text:p>
                  </text:list-item>
                  <text:list-item>
                    <text:p><text:span text:style-name="T4">The output format can be specified, see the help display in gdb </text:span><text:span text:style-name="T4">for more information</text:span></text:p>
                  </text:list-item>
                </text:list>
              </text:list-item>
              <text:list-item>
                <text:p><text:span text:style-name="T4">undisplay </text:span><text:span text:style-name="T3">number</text:span></text:p>
                <text:list>
                  <text:list-item>
                    <text:p><text:span text:style-name="T4">Removes the display element with the specified number from </text:span><text:span text:style-name="T4">the auto display list</text:span></text:p>
                  </text:list-item>
                </text:list>
              </text:list-item>
              <text:list-item>
                <text:p><text:span text:style-name="T4">info display</text:span></text:p>
                <text:list>
                  <text:list-item>
                    <text:p><text:span text:style-name="T4">Displays a table of the expressions that have been selected for </text:span><text:span text:style-name="T4">automatic display</text:span></text:p>
                  </text:list-item>
                </text:list>
              </text:list-item>
            </text:list>
            <text:list text:style-name="L5">
              <text:list-header>
                <text:p><text:span text:style-name="T4"/></text:p>
                <text:list>
                  <text:list-header>
                    <text:p><text:span text:style-name="T4"/></text:p>
                  </text:list-header>
                </text:list>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Threads</text:p>
          </draw:text-box>
        </draw:frame>
        <draw:frame presentation:style-name="pr4" draw:layer="layout" svg:width="25.5cm" svg:height="13cm" svg:x="1cm" svg:y="5.5cm" presentation:class="outline">
          <draw:text-box>
            <text:list text:style-name="L5">
              <text:list-item>
                <text:p>info threads</text:p>
                <text:list>
                  <text:list-item>
                    <text:p>Displays a table of the currently executing threads</text:p>
                  </text:list-item>
                </text:list>
              </text:list-item>
              <text:list-item>
                <text:p>thread <text:span text:style-name="T3">n</text:span></text:p>
                <text:list>
                  <text:list-item>
                    <text:p>Switches to the thread with number specified</text:p>
                  </text:list-item>
                </text:list>
              </text:list-item>
              <text:list-item>
                <text:p>thread apply <text:span text:style-name="T3">n</text:span> <text:span text:style-name="T3">cmd</text:span></text:p>
                <text:list>
                  <text:list-item>
                    <text:p>Applies the command n to the thread numbered n</text:p>
                  </text:list-item>
                </text:list>
              </text:list-item>
              <text:list-item>
                <text:p>thread apply all <text:span text:style-name="T3">cmd</text:span></text:p>
                <text:list>
                  <text:list-item>
                    <text:p>Applies the command to all threads</text:p>
                  </text:list-item>
                </text:list>
              </text:list-item>
              <text:list-item>
                <text:p>thread name <text:span text:style-name="T3">name</text:span></text:p>
                <text:list>
                  <text:list-item>
                    <text:p><text:span text:style-name="T4">Sets the debugger name for the current thread (seen at info </text:span><text:span text:style-name="T4">threads)</text:span></text:p>
                  </text:list-item>
                </text:list>
              </text:list-item>
              <text:list-item>
                <text:p><text:span text:style-name="T4">thread find </text:span><text:span text:style-name="T3">regex</text:span></text:p>
                <text:list>
                  <text:list-item>
                    <text:p><text:span text:style-name="T4">Displays a list of threads that contain the given regex in their </text:span><text:span text:style-name="T4">name or id</text:span></text:p>
                    <text:p><text:span text:style-name="T4"/></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Managing Signals</text:p>
          </draw:text-box>
        </draw:frame>
        <draw:frame presentation:style-name="pr4" draw:layer="layout" svg:width="25.5cm" svg:height="13cm" svg:x="1cm" svg:y="5.5cm" presentation:class="outline" presentation:user-transformed="true">
          <draw:text-box>
            <text:list text:style-name="L4">
              <text:list-item>
                <text:p>info signals</text:p>
                <text:list>
                  <text:list-item>
                    <text:p><text:span text:style-name="T4">Displays a table of signals and the setting of the debugger with </text:span><text:span text:style-name="T4">regard to stopping, passing them through to the target, and </text:span><text:span text:style-name="T4">printing them</text:span></text:p>
                  </text:list-item>
                </text:list>
              </text:list-item>
              <text:list-item>
                <text:p><text:span text:style-name="T4">handle ...</text:span></text:p>
                <text:list>
                  <text:list-item>
                    <text:p><text:span text:style-name="T4">Instructs the debugger what actions to perform when a signal is </text:span><text:span text:style-name="T4">sent to the process or raised by the process</text:span></text:p>
                  </text:list-item>
                  <text:list-item>
                    <text:p><text:span text:style-name="T4">Example:</text:span></text:p>
                    <text:list>
                      <text:list-item>
                        <text:p><text:span text:style-name="T4">handle SIGUSR2 nostop noprint</text:span></text:p>
                        <text:list>
                          <text:list-item>
                            <text:p><text:span text:style-name="T4">Instructs the DEBUGGER not to stop or print when SIGUSR2 is received by the </text:span><text:span text:style-name="T4">proces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Examining Memory</text:p>
          </draw:text-box>
        </draw:frame>
        <draw:frame presentation:style-name="pr4" draw:layer="layout" svg:width="25.5cm" svg:height="13cm" svg:x="1cm" svg:y="5.5cm" presentation:class="outline" presentation:user-transformed="true">
          <draw:text-box>
            <text:list text:style-name="L4">
              <text:list-item>
                <text:p>x/<text:span text:style-name="T3">format</text:span> <text:span text:style-name="T3">address</text:span></text:p>
                <text:list>
                  <text:list-item>
                    <text:p><text:span text:style-name="T4">Format</text:span></text:p>
                    <text:list>
                      <text:list-item>
                        <text:p><text:span text:style-name="T4">Repeat count followed by a format letter and a size letter</text:span></text:p>
                      </text:list-item>
                      <text:list-item>
                        <text:p><text:span text:style-name="T4">Format letters are:</text:span></text:p>
                        <text:list>
                          <text:list-item>
                            <text:p><text:span text:style-name="T4">o(octal), x(hex), d(decimal), u(unsigned decimal), t(binary), f(float), a(address), </text:span><text:span text:style-name="T4">i(instruction), c(char) and s(string)</text:span></text:p>
                          </text:list-item>
                        </text:list>
                      </text:list-item>
                      <text:list-item>
                        <text:p><text:span text:style-name="T4">Size letters are:</text:span></text:p>
                        <text:list>
                          <text:list-item>
                            <text:p><text:span text:style-name="T4">b(byte), h(halfword), w(word), g(giant, 8 bytes)</text:span></text:p>
                          </text:list-item>
                        </text:list>
                      </text:list-item>
                    </text:list>
                  </text:list-item>
                  <text:list-item>
                    <text:p><text:span text:style-name="T4">Address is a memory address</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TUI</text:p>
          </draw:text-box>
        </draw:frame>
        <draw:frame presentation:style-name="pr4" draw:layer="layout" svg:width="25.5cm" svg:height="13cm" svg:x="1cm" svg:y="5.5cm" presentation:class="outline" presentation:user-transformed="true">
          <draw:text-box>
            <text:list text:style-name="L4">
              <text:list-item>
                <text:p><text:span text:style-name="T4">To Toggle TUI mode</text:span></text:p>
                <text:list>
                  <text:list-item>
                    <text:p><text:span text:style-name="T4">CTRL-x a</text:span></text:p>
                  </text:list-item>
                </text:list>
              </text:list-item>
              <text:list-item>
                <text:p><text:span text:style-name="T4">Layout </text:span><text:span text:style-name="T3">name</text:span></text:p>
                <text:list>
                  <text:list-item>
                    <text:p><text:span text:style-name="T4">next/prev - move through the layouts</text:span></text:p>
                  </text:list-item>
                  <text:list-item>
                    <text:p><text:span text:style-name="T4">src - display the source and command windows</text:span></text:p>
                  </text:list-item>
                  <text:list-item>
                    <text:p><text:span text:style-name="T4">asm - display the assembly and command windows</text:span></text:p>
                  </text:list-item>
                  <text:list-item>
                    <text:p><text:span text:style-name="T4">split - display the source assembly and command windows</text:span></text:p>
                  </text:list-item>
                  <text:list-item>
                    <text:p><text:span text:style-name="T4">regs - when in src, display register, source and command </text:span><text:span text:style-name="T4">window</text:span></text:p>
                  </text:list-item>
                  <text:list-item>
                    <text:p><text:span text:style-name="T4">regs - when in asm or split displays register, assembler, and </text:span><text:span text:style-name="T4">command windows</text:span></text:p>
                  </text:list-item>
                </text:list>
              </text:list-item>
              <text:list-item>
                <text:p><text:span text:style-name="T4">Focus </text:span><text:span text:style-name="T3">name</text:span><text:span text:style-name="T7"> </text:span></text:p>
                <text:list>
                  <text:list-item>
                    <text:p><text:span text:style-name="T7">Changes which TUI window is active for scrolling</text:span></text:p>
                  </text:list-item>
                </text:list>
              </text:list-item>
              <text:list-item>
                <text:p><text:span text:style-name="T7">tui reg </text:span><text:span text:style-name="T6">group</text:span><text:span text:style-name="T7"> </text:span></text:p>
                <text:list>
                  <text:list-item>
                    <text:p><text:span text:style-name="T7">next/prev - move through the layouts</text:span></text:p>
                  </text:list-item>
                  <text:list-item>
                    <text:p><text:span text:style-name="T7">general, float, system, vector, all</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DB Basics - Disassembly 1</text:p>
          </draw:text-box>
        </draw:frame>
        <draw:frame presentation:style-name="pr4" draw:layer="layout" svg:width="25.5cm" svg:height="13cm" svg:x="1cm" svg:y="5.5cm" presentation:class="outline" presentation:user-transformed="true">
          <draw:text-box>
            <text:list text:style-name="L4">
              <text:list-item>
                <text:p><text:span text:style-name="T4">info line </text:span><text:span text:style-name="T3">location</text:span><text:span text:style-name="T4"> </text:span></text:p>
                <text:list>
                  <text:list-item>
                    <text:p><text:span text:style-name="T4">Prints the starting and ending addresses of the compiled code </text:span><text:span text:style-name="T4">for the source line location</text:span></text:p>
                  </text:list-item>
                  <text:list-item>
                    <text:p><text:span text:style-name="T4">Default location is the current location</text:span></text:p>
                  </text:list-item>
                </text:list>
              </text:list-item>
              <text:list-item>
                <text:p><text:span text:style-name="T4">disass </text:span><text:span text:style-name="T3">args expression</text:span></text:p>
                <text:list>
                  <text:list-item>
                    <text:p><text:span text:style-name="T4">Dumps a range of memory as machine instructions</text:span></text:p>
                  </text:list-item>
                  <text:list-item>
                    <text:p><text:span text:style-name="T4">Arguments</text:span></text:p>
                    <text:list>
                      <text:list-item>
                        <text:p><text:span text:style-name="T4">/s causes the display to have mixed source and assembly</text:span></text:p>
                      </text:list-item>
                    </text:list>
                  </text:list-item>
                  <text:list-item>
                    <text:p><text:span text:style-name="T4">Expression is an address or function name</text:span></text:p>
                  </text:list-item>
                </text:list>
              </text:list-item>
              <text:list-item>
                <text:p><text:span text:style-name="T4">set disassembly-flavor </text:span><text:span text:style-name="T3">flavor</text:span></text:p>
                <text:list>
                  <text:list-item>
                    <text:p><text:span text:style-name="T4">Flavor is either att or intel</text:span></text:p>
                  </text:list-item>
                </text:list>
              </text:list-item>
              <text:list-item>
                <text:p><text:span text:style-name="T4">info registers</text:span></text:p>
                <text:list>
                  <text:list-item>
                    <text:p><text:span text:style-name="T4">Displays the values of certain registers</text:span></text:p>
                  </text:list-item>
                </text:list>
              </text:list-item>
              <text:list-item>
                <text:p><text:span text:style-name="T4">info all-registers</text:span></text:p>
                <text:list>
                  <text:list-item>
                    <text:p><text:span text:style-name="T4">Displays the values of all registers</text:span></text:p>
                  </text:list-item>
                </text:list>
              </text:list-item>
              <text:list-item>
                <text:p><text:span text:style-name="T4">info float</text:span></text:p>
                <text:list>
                  <text:list-item>
                    <text:p><text:span text:style-name="T4">Displays the state of the floating point unit</text:span></text:p>
                  </text:list-item>
                </text:list>
              </text:list-item>
              <text:list-item>
                <text:p><text:span text:style-name="T4">info vector</text:span></text:p>
                <text:list>
                  <text:list-item>
                    <text:p><text:span text:style-name="T4">Displays the state of the vector processing unit</text:span></text:p>
                  </text:list-item>
                </text:list>
              </text:list-item>
              <text:list-item>
                <text:p><text:span text:style-name="T4"/></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0" presentation:use-date-time-name="dtd1">
        <office:forms form:automatic-focus="false" form:apply-design-mode="false"/>
        <draw:frame presentation:style-name="pr3" draw:layer="layout" svg:width="26cm" svg:height="2.5cm" svg:x="1cm" svg:y="1cm" presentation:class="title">
          <draw:text-box>
            <text:p>Assembly and Calling Conventions</text:p>
          </draw:text-box>
        </draw:frame>
        <draw:frame presentation:style-name="pr7" draw:text-style-name="P4" draw:layer="layout" svg:width="25.5cm" svg:height="13cm" svg:x="1cm" svg:y="5.5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eneral Purpose Registers – Intel x86</text:p>
          </draw:text-box>
        </draw:frame>
        <draw:frame presentation:style-name="pr4" draw:layer="layout" svg:width="25.5cm" svg:height="13cm" svg:x="1cm" svg:y="5.5cm" presentation:class="outline" presentation:user-transformed="true">
          <draw:text-box>
            <text:p>Intel x86 architecture is based around a small set of general purpose registers</text:p>
            <text:list text:style-name="L6">
              <text:list-item>
                <text:p>%eax – Return values</text:p>
              </text:list-item>
              <text:list-item>
                <text:p>%edx – Dividend register (divide operations)</text:p>
              </text:list-item>
              <text:list-item>
                <text:p>%ecx – Count register (shift and string ops)</text:p>
              </text:list-item>
              <text:list-item>
                <text:p>%ebx – Stack frame pointer</text:p>
              </text:list-item>
            </text:list>
            <text:list text:style-name="L7">
              <text:list-item>
                <text:p>%esp – Stack Pointer</text:p>
              </text:list-item>
            </text:list>
            <text:list text:style-name="L6">
              <text:list-item>
                <text:p>%esi – Local register variable</text:p>
              </text:list-item>
              <text:list-item>
                <text:p>%edi – Local register variable</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General Purpose Registers – Intel x64</text:p>
          </draw:text-box>
        </draw:frame>
        <draw:frame presentation:style-name="pr4" draw:layer="layout" svg:width="25.5cm" svg:height="13cm" svg:x="1cm" svg:y="5.5cm" presentation:class="outline" presentation:user-transformed="true">
          <draw:text-box>
            <text:p>The 32 bit registers are mapped to the lower 32 bits of the 64 bit registers</text:p>
            <text:list text:style-name="L6">
              <text:list-item>
                <text:p>%rax – Return values</text:p>
              </text:list-item>
              <text:list-item>
                <text:p>%rdx – Dividend register (divide operations)</text:p>
              </text:list-item>
              <text:list-item>
                <text:p>%rcx – Count register (shift and string ops)</text:p>
              </text:list-item>
              <text:list-item>
                <text:p>%rbx – Stack frame pointer</text:p>
              </text:list-item>
            </text:list>
            <text:list text:style-name="L7">
              <text:list-item>
                <text:p>%rsp – Stack Pointer</text:p>
              </text:list-item>
            </text:list>
            <text:list text:style-name="L6">
              <text:list-item>
                <text:p>%rsi – Local register variable</text:p>
              </text:list-item>
              <text:list-item>
                <text:p>%rdi – Local register variable</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Floating point registers</text:p>
          </draw:text-box>
        </draw:frame>
        <draw:frame presentation:style-name="pr4" draw:layer="layout" svg:width="25.5cm" svg:height="13cm" svg:x="1cm" svg:y="5.5cm" presentation:class="outline">
          <draw:text-box>
            <text:p>The floating point unit on an Intel processor acts like a stack. Note that the floating point unit does not discriminate between float and double, all registers are more precise than double precision.</text:p>
            <text:list text:style-name="L6">
              <text:list-item>
                <text:p>%st(0) – common floating point return register</text:p>
              </text:list-item>
              <text:list-item>
                <text:p>%st(1) through %st(7) floating point stack values</text:p>
                <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Special Purpose Registers</text:p>
          </draw:text-box>
        </draw:frame>
        <draw:frame presentation:style-name="pr4" draw:layer="layout" svg:width="25.5cm" svg:height="13cm" svg:x="1cm" svg:y="5.5cm" presentation:class="outline">
          <draw:text-box>
            <text:list text:style-name="L3">
              <text:list-item>
                <text:p>There are a few special purpose registers that you will most likely not have to deal with directly.</text:p>
              </text:list-item>
            </text:list>
            <text:list text:style-name="L6">
              <text:list-item>
                <text:p>%eip / %rip – the instruction pointer</text:p>
              </text:list-item>
              <text:list-item>
                <text:p>%eflags / %rflags – the flags register</text:p>
              </text:list-item>
            </text:list>
            <text:p/>
            <text:list text:style-name="L3">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Example Assembly Instructions</text:p>
          </draw:text-box>
        </draw:frame>
        <draw:frame draw:style-name="standard" draw:layer="layout" svg:width="25.499cm" svg:height="9.105cm" svg:x="1cm" svg:y="5.5cm" presentation:class="table" presentation:user-transformed="true">
          <table:table table:template-name="default" table:use-first-row-styles="true" table:use-banding-rows-styles="true">
            <table:table-column table:style-name="co1"/>
            <table:table-column table:style-name="co1"/>
            <table:table-row table:style-name="ro1" table:default-cell-style-name="ce1">
              <table:table-cell>
                <text:p text:style-name="P6"><text:span text:style-name="T8">Instruction</text:span></text:p>
              </table:table-cell>
              <table:table-cell>
                <text:p text:style-name="P6"><text:span text:style-name="T8">Meaning</text:span></text:p>
              </table:table-cell>
            </table:table-row>
            <table:table-row table:style-name="ro1" table:default-cell-style-name="gray2">
              <table:table-cell>
                <text:p>movq %rax, %rbx</text:p>
              </table:table-cell>
              <table:table-cell>
                <text:p>rbx = rax</text:p>
              </table:table-cell>
            </table:table-row>
            <table:table-row table:style-name="ro1" table:default-cell-style-name="gray1">
              <table:table-cell>
                <text:p>movq $123, %rax</text:p>
              </table:table-cell>
              <table:table-cell>
                <text:p>rax = 123</text:p>
              </table:table-cell>
            </table:table-row>
            <table:table-row table:style-name="ro1" table:default-cell-style-name="gray2">
              <table:table-cell>
                <text:p>movq %rsi, -16(%rbp)</text:p>
              </table:table-cell>
              <table:table-cell>
                <text:p>mem[rbp-16] = rsi</text:p>
              </table:table-cell>
            </table:table-row>
            <table:table-row table:style-name="ro1" table:default-cell-style-name="gray1">
              <table:table-cell>
                <text:p>subq $10, %rbp</text:p>
              </table:table-cell>
              <table:table-cell>
                <text:p>rbp = rbp -10</text:p>
              </table:table-cell>
            </table:table-row>
            <table:table-row table:style-name="ro1" table:default-cell-style-name="gray2">
              <table:table-cell>
                <text:p>cmpl %eax %ebx</text:p>
              </table:table-cell>
              <table:table-cell>
                <text:p>if eax == ebx, zero flag is set.</text:p>
              </table:table-cell>
            </table:table-row>
            <table:table-row table:style-name="ro1" table:default-cell-style-name="gray1">
              <table:table-cell>
                <text:p>jmp &lt;location&gt;</text:p>
              </table:table-cell>
              <table:table-cell>
                <text:p>unconditional jump</text:p>
              </table:table-cell>
            </table:table-row>
            <table:table-row table:style-name="ro1" table:default-cell-style-name="gray2">
              <table:table-cell>
                <text:p>je &lt;location&gt;</text:p>
              </table:table-cell>
              <table:table-cell>
                <text:p>jump to &lt;location&gt; if equal is set</text:p>
              </table:table-cell>
            </table:table-row>
            <table:table-row table:style-name="ro1" table:default-cell-style-name="gray1">
              <table:table-cell>
                <text:p>jg,jge,jl,jle,jne,...</text:p>
              </table:table-cell>
              <table:table-cell>
                <text:p>&gt;,&gt;=,&lt;,&lt;=,!=,...</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Other Important Instructions</text:p>
          </draw:text-box>
        </draw:frame>
        <draw:frame presentation:style-name="pr4" draw:layer="layout" svg:width="25.5cm" svg:height="13cm" svg:x="1cm" svg:y="5.5cm" presentation:class="outline" presentation:user-transformed="true">
          <draw:text-box>
            <text:list text:style-name="L6">
              <text:list-item>
                <text:p>lea src, dest</text:p>
                <text:list>
                  <text:list-item>
                    <text:p>Load effective address</text:p>
                    <text:list>
                      <text:list-item>
                        <text:p>Calculates the address of the src opperand and loads it into the dest operand</text:p>
                      </text:list-item>
                    </text:list>
                  </text:list-item>
                </text:list>
              </text:list-item>
              <text:list-item>
                <text:p>call <text:span text:style-name="T3">name</text:span></text:p>
                <text:list>
                  <text:list-item>
                    <text:p><text:span text:style-name="T4">Performs a function call to nam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alling Conventions – cdecl (x86)</text:p>
          </draw:text-box>
        </draw:frame>
        <draw:frame presentation:style-name="pr4" draw:layer="layout" svg:width="25.5cm" svg:height="13cm" svg:x="1cm" svg:y="5.5cm" presentation:class="outline" presentation:user-transformed="true">
          <draw:text-box>
            <text:list text:style-name="L3">
              <text:list-item>
                <text:p>x86 implements several calling conventions. This slide will discuss the most common, cdecl</text:p>
              </text:list-item>
            </text:list>
            <text:list text:style-name="L6">
              <text:list-item>
                <text:p>cdecl is the standard calling convention for c functions</text:p>
              </text:list-item>
              <text:list-item>
                <text:p>Arguments are pushed onto the stack in reverse order</text:p>
              </text:list-item>
              <text:list-item>
                <text:p>The stack is word aligned by convention</text:p>
              </text:list-item>
              <text:list-item>
                <text:p>%ebp, %ebx, %esi, %esp must be preserved by the functio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alling Conventions – cdecl (x86)</text:p>
          </draw:text-box>
        </draw:frame>
        <draw:frame draw:style-name="standard" draw:layer="layout" svg:width="25.499cm" svg:height="7.721cm" svg:x="1cm" svg:y="5.5cm" presentation:class="table" presentation:user-transformed="true">
          <table:table table:template-name="default" table:use-first-row-styles="true" table:use-banding-rows-styles="true">
            <table:table-column table:style-name="co2"/>
            <table:table-column table:style-name="co3"/>
            <table:table-column table:style-name="co4"/>
            <table:table-column table:style-name="co2"/>
            <table:table-row table:style-name="ro1" table:default-cell-style-name="ce1">
              <table:table-cell>
                <text:p text:style-name="P6">Position</text:p>
              </table:table-cell>
              <table:table-cell>
                <text:p text:style-name="P6">Contents</text:p>
              </table:table-cell>
              <table:table-cell>
                <text:p text:style-name="P6">Frame</text:p>
              </table:table-cell>
              <table:table-cell table:style-name="gray3"/>
            </table:table-row>
            <table:table-row table:style-name="ro1" table:default-cell-style-name="ce2">
              <table:table-cell>
                <text:p text:style-name="P1">4n+8(%ebp)</text:p>
              </table:table-cell>
              <table:table-cell>
                <text:p text:style-name="P1">Argument word n</text:p>
              </table:table-cell>
              <table:table-cell>
                <text:p text:style-name="P1">Previous</text:p>
              </table:table-cell>
              <table:table-cell>
                <text:p text:style-name="P1">High Addresses</text:p>
              </table:table-cell>
            </table:table-row>
            <table:table-row table:style-name="ro1" table:default-cell-style-name="ce2">
              <table:table-cell/>
              <table:table-cell>
                <text:p text:style-name="P1">...</text:p>
              </table:table-cell>
              <table:table-cell>
                <text:p text:style-name="P1">Previous</text:p>
              </table:table-cell>
              <table:table-cell/>
            </table:table-row>
            <table:table-row table:style-name="ro1" table:default-cell-style-name="ce2">
              <table:table-cell>
                <text:p text:style-name="P1">8(%ebp)</text:p>
              </table:table-cell>
              <table:table-cell>
                <text:p text:style-name="P1">Argument word 0</text:p>
              </table:table-cell>
              <table:table-cell>
                <text:p text:style-name="P1">Previous</text:p>
              </table:table-cell>
              <table:table-cell/>
            </table:table-row>
            <table:table-row table:style-name="ro1" table:default-cell-style-name="ce2">
              <table:table-cell>
                <text:p text:style-name="P1">4(%ebp)</text:p>
              </table:table-cell>
              <table:table-cell>
                <text:p text:style-name="P1">Return address</text:p>
              </table:table-cell>
              <table:table-cell>
                <text:p text:style-name="P1">Current</text:p>
              </table:table-cell>
              <table:table-cell/>
            </table:table-row>
            <table:table-row table:style-name="ro1" table:default-cell-style-name="ce2">
              <table:table-cell>
                <text:p text:style-name="P1">0(%ebp)</text:p>
              </table:table-cell>
              <table:table-cell>
                <text:p text:style-name="P1">Previous %ebp(optional)</text:p>
              </table:table-cell>
              <table:table-cell>
                <text:p text:style-name="P1">Current</text:p>
              </table:table-cell>
              <table:table-cell/>
            </table:table-row>
            <table:table-row table:style-name="ro1" table:default-cell-style-name="ce2">
              <table:table-cell>
                <text:p text:style-name="P1">-4($ebp)</text:p>
              </table:table-cell>
              <table:table-cell>
                <text:p text:style-name="P1">Unspecified</text:p>
              </table:table-cell>
              <table:table-cell>
                <text:p text:style-name="P1">Current</text:p>
              </table:table-cell>
              <table:table-cell/>
            </table:table-row>
            <table:table-row table:style-name="ro1" table:default-cell-style-name="ce2">
              <table:table-cell/>
              <table:table-cell>
                <text:p text:style-name="P1">...</text:p>
              </table:table-cell>
              <table:table-cell>
                <text:p text:style-name="P1">Current</text:p>
              </table:table-cell>
              <table:table-cell/>
            </table:table-row>
            <table:table-row table:style-name="ro1" table:default-cell-style-name="ce2">
              <table:table-cell>
                <text:p text:style-name="P1">0(%esp)</text:p>
              </table:table-cell>
              <table:table-cell>
                <text:p text:style-name="P1">Variables</text:p>
              </table:table-cell>
              <table:table-cell>
                <text:p text:style-name="P1">Current</text:p>
              </table:table-cell>
              <table:table-cell>
                <text:p text:style-name="P1">Low Addresses</text:p>
              </table:table-cell>
            </table:table-row>
          </table:table>
          <draw:image xlink:href="Pictures/TablePreview2.svm" xlink:type="simple" xlink:show="embed" xlink:actuate="onLoad"/>
        </draw:frame>
        <draw:frame presentation:style-name="pr4" draw:layer="layout" svg:width="25.5cm" svg:height="4.855cm" svg:x="0.986cm" svg:y="13.645cm" presentation:class="outline" presentation:user-transformed="true">
          <draw:text-box>
            <text:list text:style-name="L3">
              <text:list-item>
                <text:p>This is the typical stack layout for a function called using the cdecl calling convention on x86</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Function Prologue – cdecl (x86)</text:p>
          </draw:text-box>
        </draw:frame>
        <draw:frame presentation:style-name="pr4" draw:layer="layout" svg:width="25.5cm" svg:height="13cm" svg:x="1cm" svg:y="5.5cm" presentation:class="outline">
          <draw:text-box>
            <text:list text:style-name="L3">
              <text:list-item>
                <text:p>The beginning of a typical function will look like this:</text:p>
                <text:list>
                  <text:list-item>
                    <text:p><text:span text:style-name="T9">pushl %ebp <text:s text:c="5"/>; save frame pointer</text:span></text:p>
                  </text:list-item>
                  <text:list-item>
                    <text:p><text:span text:style-name="T9">movl %esp, %ebp ; set new frame pointer</text:span></text:p>
                  </text:list-item>
                  <text:list-item>
                    <text:p><text:span text:style-name="T9">subl $80, $esp <text:s/>; make room for locals on the stack</text:span></text:p>
                  </text:list-item>
                  <text:list-item>
                    <text:p><text:span text:style-name="T9">pushl %edi <text:s text:c="5"/>; save local register</text:span></text:p>
                  </text:list-item>
                  <text:list-item>
                    <text:p><text:span text:style-name="T9">pushl %esi <text:s text:c="5"/>; save local register</text:span></text:p>
                  </text:list-item>
                  <text:list-item>
                    <text:p><text:span text:style-name="T9">pushl %ebx <text:s text:c="5"/>; save local register</text:span></text:p>
                    <text:p><text:span text:style-name="T9"/></text:p>
                  </text:list-item>
                </text:list>
              </text:list-item>
            </text:list>
          </draw:text-box>
        </draw:frame>
        <draw:frame presentation:style-name="pr4" draw:layer="layout" svg:width="25.5cm" svg:height="2.71cm" svg:x="0.986cm" svg:y="15.791cm" presentation:class="outline" presentation:user-transformed="true">
          <draw:text-box>
            <text:list text:style-name="L3">
              <text:list-item>
                <text:p>Note that local stack variables are accessed directly from the stack, usually via offset from the stack frame pointer.</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Function Epilogue – cdecl (x86)</text:p>
          </draw:text-box>
        </draw:frame>
        <draw:frame presentation:style-name="pr4" draw:layer="layout" svg:width="25.5cm" svg:height="13cm" svg:x="1cm" svg:y="5.5cm" presentation:class="outline">
          <draw:text-box>
            <text:list text:style-name="L3">
              <text:list-item>
                <text:p>The end of a typical function will look like this:</text:p>
                <text:list>
                  <text:list-item>
                    <text:p><text:span text:style-name="T9">movl %edi, %eax <text:s text:c="2"/>; set up return variable</text:span></text:p>
                    <text:p><text:span text:style-name="T9">popl %ebx <text:s text:c="8"/>; restore ebx from stack</text:span></text:p>
                  </text:list-item>
                  <text:list-item>
                    <text:p><text:span text:style-name="T9">popl %esi <text:s text:c="8"/>; restore esi from stack</text:span></text:p>
                  </text:list-item>
                  <text:list-item>
                    <text:p><text:span text:style-name="T9">popl %edi <text:s text:c="8"/>; restore edi from stack</text:span></text:p>
                  </text:list-item>
                  <text:list-item>
                    <text:p><text:span text:style-name="T9">leave <text:s text:c="12"/>; restore frame pointer</text:span></text:p>
                  </text:list-item>
                  <text:list-item>
                    <text:p><text:span text:style-name="T9">ret <text:s text:c="14"/>; pop return addres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3T0" presentation:use-date-time-name="dtd1">
        <office:forms form:automatic-focus="false" form:apply-design-mode="false"/>
        <draw:frame presentation:style-name="pr3" draw:layer="layout" svg:width="26cm" svg:height="2.5cm" svg:x="1cm" svg:y="1cm" presentation:class="title">
          <draw:text-box>
            <text:p>Other Useful Tools</text:p>
          </draw:text-box>
        </draw:frame>
        <draw:frame presentation:style-name="pr7" draw:text-style-name="P4" draw:layer="layout" svg:width="25.5cm" svg:height="13cm" svg:x="1cm" svg:y="5.5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LDD</text:p>
          </draw:text-box>
        </draw:frame>
        <draw:frame presentation:style-name="pr4" draw:layer="layout" svg:width="25.5cm" svg:height="13cm" svg:x="1cm" svg:y="5.5cm" presentation:class="outline">
          <draw:text-box>
            <text:list text:style-name="L6">
              <text:list-item>
                <text:p>LLD is a tool that is used to diagnose when the dynamic loader (ld.so usually) is unable to resolve the runtime dependencies of a binary</text:p>
              </text:list-item>
              <text:list-item>
                <text:p>Usage:</text:p>
                <text:list>
                  <text:list-item>
                    <text:p>lld <text:span text:style-name="T3">binary</text:span></text:p>
                  </text:list-item>
                </text:list>
              </text:list-item>
              <text:list-item>
                <text:p><text:span text:style-name="T4">When the dynamic library loader is unable to </text:span><text:span text:style-name="T4">resolve a library file using the </text:span><text:span text:style-name="T4">LD_LIBRARY_PATH environment variable and </text:span><text:span text:style-name="T4">the optional rpath information stored in the </text:span><text:span text:style-name="T4">ELF header in the binary, ldd will display an </text:span><text:span text:style-name="T4">error for that library</text:span></text:p>
              </text:list-item>
              <text:list-item>
                <text:p><text:span text:style-name="T4">Ldd will also display the complete path to </text:span><text:span text:style-name="T4">binaries <text:s/>that are being used to fulfill required </text:span><text:span text:style-name="T4">libraries which can help to debug random </text:span><text:span text:style-name="T4">crashes on program startup due to </text:span><text:span text:style-name="T4">mismatching library versions</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nm</text:p>
          </draw:text-box>
        </draw:frame>
        <draw:frame presentation:style-name="pr4" draw:layer="layout" svg:width="25.5cm" svg:height="13cm" svg:x="1cm" svg:y="5.5cm" presentation:class="outline">
          <draw:text-box>
            <text:list text:style-name="L6">
              <text:list-item>
                <text:p>nm is a tool that lists information about symbols contained in a binary (either shared library or executable)</text:p>
              </text:list-item>
              <text:list-item>
                <text:p>Usage:</text:p>
                <text:list>
                  <text:list-item>
                    <text:p>nm <text:span text:style-name="T3">binary</text:span></text:p>
                  </text:list-item>
                </text:list>
              </text:list-item>
              <text:list-item>
                <text:p><text:span text:style-name="T4">The output of nm is rather terse and the man </text:span><text:span text:style-name="T4">page is a great reference</text:span></text:p>
              </text:list-item>
              <text:list-item>
                <text:p><text:span text:style-name="T4">The general output is in the form of address, </text:span><text:span text:style-name="T4">segment, symbol name</text:span></text:p>
              </text:list-item>
              <text:list-item>
                <text:p><text:span text:style-name="T4">The segment is usually the more useful bit </text:span><text:span text:style-name="T4">when using nm</text:span></text:p>
                <text:list>
                  <text:list-item>
                    <text:p><text:span text:style-name="T4">B and D are usually global variables</text:span></text:p>
                  </text:list-item>
                  <text:list-item>
                    <text:p><text:span text:style-name="T4">T is usually a function that is present within that binary</text:span></text:p>
                  </text:list-item>
                  <text:list-item>
                    <text:p><text:span text:style-name="T4">U is usually a function that is called from the binary but is not </text:span><text:span text:style-name="T4">present within it e.g. it comes from an external library and is </text:span><text:span text:style-name="T4">resolved at load tim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objdump</text:p>
          </draw:text-box>
        </draw:frame>
        <draw:frame presentation:style-name="pr4" draw:layer="layout" svg:width="25.5cm" svg:height="13cm" svg:x="1cm" svg:y="5.5cm" presentation:class="outline">
          <draw:text-box>
            <text:list text:style-name="L6">
              <text:list-item>
                <text:p>Objdump is a tool that is used to dump object information out of a binary</text:p>
              </text:list-item>
              <text:list-item>
                <text:p>Objdump is also used to disassemble binaries for inspection without needing gdb</text:p>
              </text:list-item>
              <text:list-item>
                <text:p>Usage:</text:p>
                <text:list>
                  <text:list-item>
                    <text:p>objdump -T <text:span text:style-name="T3">binary</text:span></text:p>
                    <text:list>
                      <text:list-item>
                        <text:p><text:span text:style-name="T4">Dumps out a list of symbols that the dynamic linker must resolve at run</text:span></text:p>
                      </text:list-item>
                    </text:list>
                  </text:list-item>
                  <text:list-item>
                    <text:p><text:span text:style-name="T4">Objdump -D </text:span><text:span text:style-name="T3">binary</text:span></text:p>
                    <text:list>
                      <text:list-item>
                        <text:p><text:span text:style-name="T4">Dumps out the disassembly of the binary for inspection</text:span></text:p>
                      </text:list-item>
                    </text:list>
                  </text:list-item>
                  <text:list-item>
                    <text:p><text:span text:style-name="T4">Objdump -s </text:span><text:span text:style-name="T3">binary</text:span></text:p>
                    <text:list>
                      <text:list-item>
                        <text:p><text:span text:style-name="T7">Dumps out the disassembly intermixed with the source code for </text:span><text:span text:style-name="T7">inspec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xxd</text:p>
          </draw:text-box>
        </draw:frame>
        <draw:frame presentation:style-name="pr4" draw:layer="layout" svg:width="25.5cm" svg:height="13cm" svg:x="1cm" svg:y="5.5cm" presentation:class="outline" presentation:user-transformed="true">
          <draw:text-box>
            <text:list text:style-name="L6">
              <text:list-item>
                <text:p>xxd is a tool that is used to create hex dumps of a binary</text:p>
              </text:list-item>
              <text:list-item>
                <text:p>xxd is also capable of performing binary patching but this is unusual</text:p>
              </text:list-item>
              <text:list-item>
                <text:p>Think of xxd as a non-interactive hex editor</text:p>
              </text:list-item>
              <text:list-item>
                <text:p>Usage:</text:p>
                <text:list>
                  <text:list-item>
                    <text:p>xxd <text:span text:style-name="T3">binar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strace</text:p>
          </draw:text-box>
        </draw:frame>
        <draw:frame presentation:style-name="pr4" draw:layer="layout" svg:width="25.5cm" svg:height="13cm" svg:x="1cm" svg:y="5.5cm" presentation:class="outline">
          <draw:text-box>
            <text:list text:style-name="L6">
              <text:list-item>
                <text:p>strace is a tool that is used to track system calls</text:p>
              </text:list-item>
              <text:list-item>
                <text:p>When a program runs and appears to hang up but it is difficult to debug for some reason (i.e. no symbols), you can still see what it is trying to do by using strace</text:p>
              </text:list-item>
              <text:list-item>
                <text:p>Usage:</text:p>
                <text:list>
                  <text:list-item>
                    <text:p>strace <text:span text:style-name="T3">binary</text:span></text:p>
                  </text:list-item>
                </text:list>
              </text:list-item>
              <text:list-item>
                <text:p><text:span text:style-name="T4">Note that the strace man page provides a </text:span><text:span text:style-name="T4">great deal more information that can render </text:span><text:span text:style-name="T4">the output of strace much easier to read and </text:span><text:span text:style-name="T4">understand</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10:50:56.890045363</meta:creation-date>
    <meta:editing-duration>PT2H15M8S</meta:editing-duration>
    <meta:editing-cycles>18</meta:editing-cycles>
    <meta:generator>LibreOffice/5.4.4.2$Linux_X86_64 LibreOffice_project/40m0$Build-2</meta:generator>
    <meta:initial-creator>Michael Bosse</meta:initial-creator>
    <dc:date>2018-05-01T17:10:08.798353507</dc:date>
    <meta:document-statistic meta:object-count="19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